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286cm"/>
    </style:style>
    <style:style style:family="table-column" style:name="co2">
      <style:table-column-properties fo:break-before="auto" style:column-width="0.58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3.357cm"/>
    </style:style>
    <style:style style:family="table-column" style:name="co6">
      <style:table-column-properties fo:break-before="auto" style:column-width="7.30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67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1.244cm"/>
    </style:style>
    <style:style style:family="table-row" style:name="ro5">
      <style:table-row-properties fo:break-before="auto" style:use-optimal-row-height="false" style:row-height="0.503cm"/>
    </style:style>
    <style:style style:family="table-row" style:name="ro6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Normal_5f_Sheet1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Normal_5f_Sheet1" style:name="ce1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8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79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77"/>
        <table:table-column table:style-name="co4" table:default-cell-style-name="ce68" table:number-columns-repeated="6"/>
        <table:table-column table:style-name="co3" table:default-cell-style-name="Default" table:number-columns-repeated="939"/>
        <table:table-row table:style-name="ro1">
          <table:table-cell ns41:value-type="string" table:style-name="TL Title" office:value-type="string">
            <text:p>PROVINCIE GRONINGEN - TWEEDE GEDEELTE - Gemeente's gewijze Indeeling der provincie. Verzameling van het eerste gedeelte. </text:p>
          </table:table-cell>
          <table:table-cell table:style-name="ce12"/>
          <table:table-cell table:style-name="ce18" table:number-columns-repeated="53"/>
          <table:table-cell table:style-name="ce57" table:number-columns-repeated="24"/>
          <table:table-cell table:style-name="ce63" table:number-columns-repeated="5"/>
          <table:table-cell table:style-name="ce73"/>
          <table:table-cell table:style-name="ce77" table:number-columns-repeated="939"/>
        </table:table-row>
        <table:table-row table:style-name="ro1">
          <table:table-cell table:style-name="ce2"/>
          <table:table-cell table:style-name="ce13" table:number-columns-repeated="9"/>
          <table:table-cell table:style-name="ce42" table:number-columns-repeated="45"/>
          <table:table-cell table:style-name="ce58" table:number-columns-repeated="24"/>
          <table:table-cell table:style-name="ce64" table:number-columns-repeated="4"/>
          <table:table-cell table:style-name="ce72" table:number-columns-repeated="2"/>
          <table:table-cell table:style-name="ce77" table:number-columns-repeated="939"/>
        </table:table-row>
        <table:table-row table:style-name="ro2">
          <table:table-cell ns41:value-type="string" table:number-rows-spanned="5" table:style-name="TL RowProperty" table:number-columns-spanned="1" office:value-type="string">
            <text:p>Gemeenten</text:p>
          </table:table-cell>
          <table:table-cell table:style-name="ce14"/>
          <table:table-cell ns41:value-type="string" table:number-rows-spanned="2" table:style-name="TL ColHeader" table:number-columns-spanned="3" office:value-type="string">
            <text:p>HUIZEN</text:p>
          </table:table-cell>
          <table:covered-table-cell table:style-name="ce29"/>
          <table:covered-table-cell table:style-name="ce35"/>
          <table:table-cell ns41:value-type="string" table:number-rows-spanned="5" table:style-name="TL ColHeader" table:number-columns-spanned="1" office:value-type="string">
            <text:p>Bewonde schepen.</text:p>
          </table:table-cell>
          <table:table-cell ns41:value-type="string" table:number-rows-spanned="5" table:style-name="TL ColHeader" table:number-columns-spanned="1" office:value-type="string">
            <text:p>Bewonde schepen en Huizen.</text:p>
          </table:table-cell>
          <table:table-cell ns41:value-type="string" table:number-rows-spanned="5" table:style-name="TL ColHeader" table:number-columns-spanned="1" office:value-type="string">
            <text:p>Huisgezinnen.</text:p>
          </table:table-cell>
          <table:table-cell ns41:value-type="string" table:number-rows-spanned="2" table:style-name="TL ColHeader" table:number-columns-spanned="3" office:value-type="string">
            <text:p>BEWONERS</text:p>
          </table:table-cell>
          <table:covered-table-cell table:style-name="ce29"/>
          <table:covered-table-cell table:style-name="ce35"/>
          <table:table-cell ns41:value-type="string" table:number-rows-spanned="1" table:style-name="TL ColHeader" table:number-columns-spanned="68" office:value-type="string">
            <text:p>INDEELING DER BEWONERS NAAR</text:p>
          </table:table-cell>
          <table:covered-table-cell table:style-name="TL ColHeader" table:number-columns-repeated="67"/>
          <table:table-cell ns41:value-type="string" table:number-rows-spanned="5" table:style-name="ce65" table:number-columns-spanned="1" office:value-type="string">
            <text:p>Telling</text:p>
          </table:table-cell>
          <table:table-cell ns41:value-type="string" table:number-rows-spanned="5" table:style-name="ce69" table:number-columns-spanned="1" office:value-type="string">
            <text:p>Tabel</text:p>
          </table:table-cell>
          <table:table-cell ns41:value-type="string" table:number-rows-spanned="5" table:style-name="ce69" table:number-columns-spanned="1" office:value-type="string">
            <text:p>Pagina links</text:p>
          </table:table-cell>
          <table:table-cell ns41:value-type="string" table:number-rows-spanned="5" table:style-name="ce69" table:number-columns-spanned="1" office:value-type="string">
            <text:p>Pagina rechts</text:p>
          </table:table-cell>
          <table:table-cell ns41:value-type="string" table:number-rows-spanned="5" table:style-name="ce69" table:number-columns-spanned="1" office:value-type="string">
            <text:p>Provincie</text:p>
          </table:table-cell>
          <table:table-cell ns41:value-type="string" table:number-rows-spanned="5" table:style-name="ce74" table:number-columns-spanned="1" office:value-type="string">
            <text:p>Image nr</text:p>
          </table:table-cell>
          <table:table-cell table:style-name="ce77" table:number-columns-repeated="939"/>
        </table:table-row>
        <table:table-row table:style-name="ro2">
          <table:covered-table-cell table:style-name="ce4"/>
          <table:table-cell table:style-name="ce15"/>
          <table:covered-table-cell table:style-name="ce20"/>
          <table:covered-table-cell table:style-name="ce30"/>
          <table:covered-table-cell table:style-name="ce36"/>
          <table:covered-table-cell table:style-name="TL ColHeader" table:number-columns-repeated="3"/>
          <table:covered-table-cell table:style-name="ce41"/>
          <table:covered-table-cell table:style-name="ce30"/>
          <table:covered-table-cell table:style-name="ce36"/>
          <table:table-cell ns41:value-type="string" table:number-rows-spanned="1" table:style-name="TL ColHeader" table:number-columns-spanned="8" office:value-type="string">
            <text:p>VERBLIJF</text:p>
          </table:table-cell>
          <table:covered-table-cell table:style-name="TL ColHeader" table:number-columns-repeated="6"/>
          <table:covered-table-cell table:style-name="ce50"/>
          <table:table-cell ns41:value-type="string" table:number-rows-spanned="1" table:style-name="TL ColHeader" table:number-columns-spanned="6" office:value-type="string">
            <text:p>BURGELIJKE STAAT</text:p>
          </table:table-cell>
          <table:covered-table-cell table:style-name="TL ColHeader" table:number-columns-repeated="4"/>
          <table:covered-table-cell table:style-name="ce50"/>
          <table:table-cell ns41:value-type="string" table:number-rows-spanned="1" table:style-name="TL ColHeader" table:number-columns-spanned="16" office:value-type="string">
            <text:p>GEBOORTE PLAATS</text:p>
          </table:table-cell>
          <table:covered-table-cell table:style-name="TL ColHeader" table:number-columns-repeated="14"/>
          <table:covered-table-cell table:style-name="ce55"/>
          <table:table-cell ns41:value-type="string" table:number-rows-spanned="1" table:style-name="TL ColHeader" table:number-columns-spanned="38" office:value-type="string">
            <text:p>GODSDIENST</text:p>
          </table:table-cell>
          <table:covered-table-cell table:style-name="TL ColHeader" table:number-columns-repeated="37"/>
          <table:covered-table-cell table:style-name="ce66"/>
          <table:covered-table-cell table:style-name="ce70" table:number-columns-repeated="4"/>
          <table:covered-table-cell table:style-name="ce75"/>
          <table:table-cell table:style-name="ce77" table:number-columns-repeated="939"/>
        </table:table-row>
        <table:table-row table:style-name="ro3">
          <table:covered-table-cell table:style-name="ce4"/>
          <table:table-cell table:style-name="ce15"/>
          <table:table-cell ns41:value-type="string" table:number-rows-spanned="3" table:style-name="TL ColHeader" table:number-columns-spanned="1" office:value-type="string">
            <text:p>Bewonde.</text:p>
          </table:table-cell>
          <table:table-cell ns41:value-type="string" table:number-rows-spanned="3" table:style-name="TL ColHeader" table:number-columns-spanned="1" office:value-type="string">
            <text:p>Onbewonde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1" office:value-type="string">
            <text:p>Mannelijk.</text:p>
          </table:table-cell>
          <table:table-cell ns41:value-type="string" table:number-rows-spanned="3" table:style-name="TL ColHeader" table:number-columns-spanned="1" office:value-type="string">
            <text:p>Vrouwelijk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2" table:style-name="TL ColHeader" table:number-columns-spanned="2" office:value-type="string">
            <text:p>Gewoon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Tijdelijk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Doortrekkend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Personen tijdelijk afwezig, niet begrepen onder de vorige rubriek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Ongehuwd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Gehuwd</text:p>
          </table:table-cell>
          <table:covered-table-cell table:style-name="ce49"/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2" office:value-type="string">
            <text:p>In de gemeente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In de provincie buiten de gemeente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In eene andere provincie binnen het Rijk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In de bezittingen buiten Europa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In Duitschland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In België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In Engeland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In andere vreemde land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Nederduitsch Hervormd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Fransche of Waalsche Hervormdene 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Engelsche of Presbijteriaansche Hervormd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Leden der Schotse gemeente.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Anglicaansche Episcopal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Evangelisch Lutersch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Herstelde Lutersch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Doopsgezinden of Mennoniet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Remonstrant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Hernhutters of Moravische Broeders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Kwakers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Christelijk Afgescheiden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Roomsch Catholijk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Oud-Roomschen of van de Bisschoppelijke Klerezie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Griek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Armenian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Nederduitsche Israëlit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Portugesche Israëliten</text:p>
          </table:table-cell>
          <table:covered-table-cell table:style-name="ce49"/>
          <table:table-cell ns41:value-type="string" table:number-rows-spanned="2" table:style-name="TL ColHeader" table:number-columns-spanned="2" office:value-type="string">
            <text:p>Onbekend en tot geene der genoemde gezindheden behoorende</text:p>
          </table:table-cell>
          <table:covered-table-cell table:style-name="ce56"/>
          <table:covered-table-cell table:style-name="ce66"/>
          <table:covered-table-cell table:style-name="ce70" table:number-columns-repeated="4"/>
          <table:covered-table-cell table:style-name="ce75"/>
          <table:table-cell table:style-name="ce77" table:number-columns-repeated="939"/>
        </table:table-row>
        <table:table-row table:style-name="ro4">
          <table:covered-table-cell table:style-name="ce4"/>
          <table:table-cell table:style-name="ce15"/>
          <table:covered-table-cell table:style-name="ce22"/>
          <table:covered-table-cell table:style-name="TL ColHeader" table:number-columns-repeated="8"/>
          <table:covered-table-cell table:style-name="TL ColHeader" table:number-columns-repeated="6"/>
          <table:covered-table-cell table:style-name="TL ColHeader" table:number-columns-repeated="6"/>
          <table:covered-table-cell table:style-name="TL ColHeader" table:number-columns-repeated="2"/>
          <table:covered-table-cell table:style-name="TL ColHeader" table:number-columns-repeated="53"/>
          <table:covered-table-cell table:style-name="ce56"/>
          <table:covered-table-cell table:style-name="ce66"/>
          <table:covered-table-cell table:style-name="ce70" table:number-columns-repeated="4"/>
          <table:covered-table-cell table:style-name="ce75"/>
          <table:table-cell table:style-name="ce77" table:number-columns-repeated="939"/>
        </table:table-row>
        <table:table-row table:style-name="ro5">
          <table:covered-table-cell table:style-name="ce5"/>
          <table:table-cell table:style-name="ce15"/>
          <table:covered-table-cell table:style-name="ce21"/>
          <table:covered-table-cell table:style-name="TL ColHeader" table:number-columns-repeated="8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TL ColHeader" table:number-columns-repeated="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67"/>
          <table:covered-table-cell table:style-name="ce71" table:number-columns-repeated="4"/>
          <table:covered-table-cell table:style-name="ce76"/>
          <table:table-cell table:style-name="ce77" table:number-columns-repeated="939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5751" office:value-type="float">
            <text:p>5,751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6245" office:value-type="float">
            <text:p>6,24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008" office:value-type="float">
            <text:p>6,008</text:p>
          </table:table-cell>
          <table:table-cell ns41:value-type="float" table:style-name="TL Data" office:value="7923" office:value-type="float">
            <text:p>7,923</text:p>
          </table:table-cell>
          <table:table-cell ns41:value-type="float" table:style-name="TL Data" office:value="15494" office:value-type="float">
            <text:p>15,494</text:p>
          </table:table-cell>
          <table:table-cell ns41:value-type="float" table:style-name="TL Data" office:value="18200" office:value-type="float">
            <text:p>18200</text:p>
          </table:table-cell>
          <table:table-cell ns41:value-type="float" table:style-name="TL Data" office:value="33694" office:value-type="float">
            <text:p>33,694</text:p>
          </table:table-cell>
          <table:table-cell ns41:value-type="float" table:style-name="TL Data" office:value="13397" office:value-type="float">
            <text:p>13,397</text:p>
          </table:table-cell>
          <table:table-cell ns41:value-type="float" table:style-name="TL Data" office:value="16796" office:value-type="float">
            <text:p>16,796</text:p>
          </table:table-cell>
          <table:table-cell ns41:value-type="float" table:style-name="TL Data" office:value="1453" office:value-type="float">
            <text:p>1,453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724" office:value-type="float">
            <text:p>9,724</text:p>
          </table:table-cell>
          <table:table-cell ns41:value-type="float" table:style-name="TL Data" office:value="11061" office:value-type="float">
            <text:p>11,061</text:p>
          </table:table-cell>
          <table:table-cell ns41:value-type="float" table:style-name="TL Data" office:value="5152" office:value-type="float">
            <text:p>5,152</text:p>
          </table:table-cell>
          <table:table-cell ns41:value-type="float" table:style-name="TL Data" office:value="5216" office:value-type="float">
            <text:p>5,216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923" office:value-type="float">
            <text:p>1,923</text:p>
          </table:table-cell>
          <table:table-cell ns41:value-type="float" table:style-name="TL Data" office:value="10719" office:value-type="float">
            <text:p>10,719</text:p>
          </table:table-cell>
          <table:table-cell ns41:value-type="float" table:style-name="TL Data" office:value="12890" office:value-type="float">
            <text:p>12890</text:p>
          </table:table-cell>
          <table:table-cell ns41:value-type="float" table:style-name="TL Data" office:value="2066" office:value-type="float">
            <text:p>2,066</text:p>
          </table:table-cell>
          <table:table-cell ns41:value-type="float" table:style-name="TL Data" office:value="3185" office:value-type="float">
            <text:p>3,185</text:p>
          </table:table-cell>
          <table:table-cell ns41:value-type="float" table:style-name="TL Data" office:value="2038" office:value-type="float">
            <text:p>2,038</text:p>
          </table:table-cell>
          <table:table-cell ns41:value-type="float" table:style-name="TL Data" office:value="1752" office:value-type="float">
            <text:p>1,75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116" office:value-type="float">
            <text:p>11,116</text:p>
          </table:table-cell>
          <table:table-cell ns41:value-type="float" table:style-name="TL Data" office:value="13527" office:value-type="float">
            <text:p>13,52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605" office:value-type="float">
            <text:p>2,605</text:p>
          </table:table-cell>
          <table:table-cell ns41:value-type="float" table:style-name="TL Data" office:value="2943" office:value-type="float">
            <text:p>2,943</text:p>
          </table:table-cell>
          <table:table-cell table:style-name="TL Data" table:number-columns-repeated="6"/>
          <table:table-cell ns41:value-type="float" office:value="707" table:style-name="TL Data" table:number-columns-repeated="2" office:value-type="float">
            <text:p>70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Adorp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119" office:value-type="float">
            <text:p>1,119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19" office:value-type="float">
            <text:p>519</text:p>
          </table:table-cell>
          <table:table-cell table:style-name="TL Data" table:number-columns-repeated="1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Aduard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848" office:value-type="float">
            <text:p>1,848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64" office:value-type="float">
            <text:p>764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6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6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Appingedam (Stad)</text:p>
          </table:table-cell>
          <table:table-cell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601" office:value-type="float">
            <text:p>1,601</text:p>
          </table:table-cell>
          <table:table-cell ns41:value-type="float" table:style-name="TL Data" office:value="1714" office:value-type="float">
            <text:p>1,714</text:p>
          </table:table-cell>
          <table:table-cell ns41:value-type="float" table:style-name="TL Data" office:value="3315" office:value-type="float">
            <text:p>3,315</text:p>
          </table:table-cell>
          <table:table-cell ns41:value-type="float" table:style-name="TL Data" office:value="1507" office:value-type="float">
            <text:p>1,507</text:p>
          </table:table-cell>
          <table:table-cell ns41:value-type="float" table:style-name="TL Data" office:value="1641" office:value-type="float">
            <text:p>1,64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2" office:value-type="float">
            <text:p>1,032</text:p>
          </table:table-cell>
          <table:table-cell ns41:value-type="float" table:style-name="TL Data" office:value="1064" office:value-type="float">
            <text:p>1,064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7" office:value-type="float">
            <text:p>1,247</text:p>
          </table:table-cell>
          <table:table-cell ns41:value-type="float" table:style-name="TL Data" office:value="1336" office:value-type="float">
            <text:p>1,3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4" table:style-name="TL Data" table:number-columns-repeated="2" office:value-type="float">
            <text:p>24</text:p>
          </table:table-cell>
          <table:table-cell table:style-name="TL Data" table:number-columns-repeated="6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Baflo</text:p>
          </table:table-cell>
          <table:table-cell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088" office:value-type="float">
            <text:p>1,088</text:p>
          </table:table-cell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2170" office:value-type="float">
            <text:p>2170</text:p>
          </table:table-cell>
          <table:table-cell ns41:value-type="float" table:style-name="TL Data" office:value="1084" office:value-type="float">
            <text:p>1,084</text:p>
          </table:table-cell>
          <table:table-cell ns41:value-type="float" table:style-name="TL Data" office:value="1072" office:value-type="float">
            <text:p>1,0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919" office:value-type="float">
            <text:p>919</text:p>
          </table:table-cell>
          <table:table-cell table:style-name="TL Data" table:number-columns-repeated="1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1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Bedum</text:p>
          </table:table-cell>
          <table:table-cell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713" office:value-type="float">
            <text:p>1,713</text:p>
          </table:table-cell>
          <table:table-cell ns41:value-type="float" table:style-name="TL Data" office:value="1664" office:value-type="float">
            <text:p>1,664</text:p>
          </table:table-cell>
          <table:table-cell ns41:value-type="float" table:style-name="TL Data" office:value="3377" office:value-type="float">
            <text:p>3,377</text:p>
          </table:table-cell>
          <table:table-cell ns41:value-type="float" table:style-name="TL Data" office:value="1664" office:value-type="float">
            <text:p>1,664</text:p>
          </table:table-cell>
          <table:table-cell ns41:value-type="float" table:style-name="TL Data" office:value="1634" office:value-type="float">
            <text:p>1,63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85" office:value-type="float">
            <text:p>1,185</text:p>
          </table:table-cell>
          <table:table-cell ns41:value-type="float" table:style-name="TL Data" office:value="1087" office:value-type="float">
            <text:p>1,087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13" office:value-type="float">
            <text:p>1,113</text:p>
          </table:table-cell>
          <table:table-cell ns41:value-type="float" table:style-name="TL Data" office:value="1085" office:value-type="float">
            <text:p>1,085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office:value="37" table:style-name="TL Data" table:number-columns-repeated="2" office:value-type="float">
            <text:p>37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98" office:value-type="float">
            <text:p>1,398</text:p>
          </table:table-cell>
          <table:table-cell ns41:value-type="float" table:style-name="TL Data" office:value="1378" office:value-type="float">
            <text:p>1,378</text:p>
          </table:table-cell>
          <table:table-cell table:style-name="TL Data" table:number-columns-repeated="8"/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Beerta</text:p>
          </table:table-cell>
          <table:table-cell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669" office:value-type="float">
            <text:p>1,669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3329" office:value-type="float">
            <text:p>3,329</text:p>
          </table:table-cell>
          <table:table-cell ns41:value-type="float" table:style-name="TL Data" office:value="1587" office:value-type="float">
            <text:p>1,587</text:p>
          </table:table-cell>
          <table:table-cell ns41:value-type="float" table:style-name="TL Data" office:value="1572" office:value-type="float">
            <text:p>1,57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5" office:value-type="float">
            <text:p>8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39" office:value-type="float">
            <text:p>1,039</text:p>
          </table:table-cell>
          <table:table-cell ns41:value-type="float" table:style-name="TL Data" office:value="1062" office:value-type="float">
            <text:p>1,062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6"/>
          <table:table-cell ns41:value-type="float" table:style-name="TL Data" office:value="1581" office:value-type="float">
            <text:p>1,581</text:p>
          </table:table-cell>
          <table:table-cell ns41:value-type="float" table:style-name="TL Data" office:value="1578" office:value-type="float">
            <text:p>1,578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8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Bellingewolde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606" office:value-type="float">
            <text:p>1,606</text:p>
          </table:table-cell>
          <table:table-cell ns41:value-type="float" table:style-name="TL Data" office:value="1616" office:value-type="float">
            <text:p>1,616</text:p>
          </table:table-cell>
          <table:table-cell ns41:value-type="float" table:style-name="TL Data" office:value="3222" office:value-type="float">
            <text:p>3,222</text:p>
          </table:table-cell>
          <table:table-cell ns41:value-type="float" table:style-name="TL Data" office:value="1595" office:value-type="float">
            <text:p>1,595</text:p>
          </table:table-cell>
          <table:table-cell ns41:value-type="float" table:style-name="TL Data" office:value="1611" office:value-type="float">
            <text:p>1,6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1117" office:value-type="float">
            <text:p>1,11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47" office:value-type="float">
            <text:p>1,547</text:p>
          </table:table-cell>
          <table:table-cell ns41:value-type="float" table:style-name="TL Data" office:value="1572" office:value-type="float">
            <text:p>1,57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Bierum</text:p>
          </table:table-cell>
          <table:table-cell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542" office:value-type="float">
            <text:p>1,542</text:p>
          </table:table-cell>
          <table:table-cell ns41:value-type="float" table:style-name="TL Data" office:value="1484" office:value-type="float">
            <text:p>1,484</text:p>
          </table:table-cell>
          <table:table-cell ns41:value-type="float" table:style-name="TL Data" office:value="3026" office:value-type="float">
            <text:p>3,026</text:p>
          </table:table-cell>
          <table:table-cell ns41:value-type="float" table:style-name="TL Data" office:value="1497" office:value-type="float">
            <text:p>1,497</text:p>
          </table:table-cell>
          <table:table-cell ns41:value-type="float" table:style-name="TL Data" office:value="1430" office:value-type="float">
            <text:p>14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office:value="466" table:style-name="TL Data" table:number-columns-repeated="2" office:value-type="float">
            <text:p>46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65" office:value-type="float">
            <text:p>1,065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328" office:value-type="float">
            <text:p>1,328</text:p>
          </table:table-cell>
          <table:table-cell ns41:value-type="float" table:style-name="TL Data" office:value="1301" office:value-type="float">
            <text:p>1,30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11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Boer (ten)</text:p>
          </table:table-cell>
          <table:table-cell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90" office:value-type="float">
            <text:p>590</text:p>
          </table:table-cell>
          <table:table-cell table:style-name="TL Data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674" office:value-type="float">
            <text:p>1,674</text:p>
          </table:table-cell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3274" office:value-type="float">
            <text:p>3,274</text:p>
          </table:table-cell>
          <table:table-cell ns41:value-type="float" table:style-name="TL Data" office:value="1672" office:value-type="float">
            <text:p>1,672</text:p>
          </table:table-cell>
          <table:table-cell ns41:value-type="float" table:style-name="TL Data" office:value="1599" office:value-type="float">
            <text:p>1,5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12" office:value-type="float">
            <text:p>1,112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office:value="500" table:style-name="TL Data" table:number-columns-repeated="2" office:value-type="float">
            <text:p>50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06" office:value-type="float">
            <text:p>1,206</text:p>
          </table:table-cell>
          <table:table-cell ns41:value-type="float" table:style-name="TL Data" office:value="1123" office:value-type="float">
            <text:p>1,123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287" office:value-type="float">
            <text:p>1,287</text:p>
          </table:table-cell>
          <table:table-cell ns41:value-type="float" table:style-name="TL Data" office:value="1246" office:value-type="float">
            <text:p>1,246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Delfzijl (Stad)</text:p>
          </table:table-cell>
          <table:table-cell/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2149" office:value-type="float">
            <text:p>2,149</text:p>
          </table:table-cell>
          <table:table-cell ns41:value-type="float" table:style-name="TL Data" office:value="2172" office:value-type="float">
            <text:p>2,172</text:p>
          </table:table-cell>
          <table:table-cell ns41:value-type="float" table:style-name="TL Data" office:value="4321" office:value-type="float">
            <text:p>4,321</text:p>
          </table:table-cell>
          <table:table-cell ns41:value-type="float" table:style-name="TL Data" office:value="1929" office:value-type="float">
            <text:p>1,929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16" office:value-type="float">
            <text:p>1,416</text:p>
          </table:table-cell>
          <table:table-cell ns41:value-type="float" table:style-name="TL Data" office:value="1316" office:value-type="float">
            <text:p>1,316</text:p>
          </table:table-cell>
          <table:table-cell ns41:value-type="float" office:value="664" table:style-name="TL Data" table:number-columns-repeated="2" office:value-type="float">
            <text:p>66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343" office:value-type="float">
            <text:p>1,343</text:p>
          </table:table-cell>
          <table:table-cell ns41:value-type="float" table:style-name="TL Data" office:value="1404" office:value-type="float">
            <text:p>1,404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3" office:value-type="float">
            <text:p>7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726" office:value-type="float">
            <text:p>1,726</text:p>
          </table:table-cell>
          <table:table-cell ns41:value-type="float" table:style-name="TL Data" office:value="1785" office:value-type="float">
            <text:p>1,785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6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Eenrum</text:p>
          </table:table-cell>
          <table:table-cell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212" office:value-type="float">
            <text:p>1,212</text:p>
          </table:table-cell>
          <table:table-cell ns41:value-type="float" table:style-name="TL Data" office:value="1213" office:value-type="float">
            <text:p>1,213</text:p>
          </table:table-cell>
          <table:table-cell ns41:value-type="float" table:style-name="TL Data" office:value="2424" office:value-type="float">
            <text:p>2,424</text:p>
          </table:table-cell>
          <table:table-cell ns41:value-type="float" table:style-name="TL Data" office:value="1141" office:value-type="float">
            <text:p>1,141</text:p>
          </table:table-cell>
          <table:table-cell ns41:value-type="float" table:style-name="TL Data" office:value="1144" office:value-type="float">
            <text:p>1,14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office:value="338" table:style-name="TL Data" table:number-columns-repeated="2" office:value-type="float">
            <text:p>33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020" office:value-type="float">
            <text:p>1,020</text:p>
          </table:table-cell>
          <table:table-cell ns41:value-type="float" table:style-name="TL Data" office:value="1019" office:value-type="float">
            <text:p>1,01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6"/>
          <table:table-cell ns41:value-type="float" office:value="17" table:style-name="TL Data" table:number-columns-repeated="2" office:value-type="float">
            <text:p>17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Ezinge</text:p>
          </table:table-cell>
          <table:table-cell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1726" office:value-type="float">
            <text:p>1,726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802" office:value-type="float">
            <text:p>80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Finsterwolde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1760" office:value-type="float">
            <text:p>1,760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6"/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888" office:value-type="float">
            <text:p>888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Grootegast</text:p>
          </table:table-cell>
          <table:table-cell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590" office:value-type="float">
            <text:p>1590</text:p>
          </table:table-cell>
          <table:table-cell ns41:value-type="float" table:style-name="TL Data" office:value="1586" office:value-type="float">
            <text:p>1,586</text:p>
          </table:table-cell>
          <table:table-cell ns41:value-type="float" table:style-name="TL Data" office:value="3176" office:value-type="float">
            <text:p>3,176</text:p>
          </table:table-cell>
          <table:table-cell ns41:value-type="float" table:style-name="TL Data" office:value="1504" office:value-type="float">
            <text:p>1,504</text:p>
          </table:table-cell>
          <table:table-cell ns41:value-type="float" table:style-name="TL Data" office:value="1523" office:value-type="float">
            <text:p>1,52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2" office:value-type="float">
            <text:p>6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31" office:value-type="float">
            <text:p>1,031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44" office:value-type="float">
            <text:p>1,044</text:p>
          </table:table-cell>
          <table:table-cell ns41:value-type="float" table:style-name="TL Data" office:value="1041" office:value-type="float">
            <text:p>1,04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47" office:value-type="float">
            <text:p>1,447</text:p>
          </table:table-cell>
          <table:table-cell ns41:value-type="float" table:style-name="TL Data" office:value="1438" office:value-type="float">
            <text:p>1,438</text:p>
          </table:table-cell>
          <table:table-cell table:style-name="TL Data" table:number-columns-repeated="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Grijpskerk</text:p>
          </table:table-cell>
          <table:table-cell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1392" office:value-type="float">
            <text:p>1,392</text:p>
          </table:table-cell>
          <table:table-cell ns41:value-type="float" table:style-name="TL Data" office:value="2772" office:value-type="float">
            <text:p>2,772</text:p>
          </table:table-cell>
          <table:table-cell ns41:value-type="float" table:style-name="TL Data" office:value="1364" office:value-type="float">
            <text:p>1,364</text:p>
          </table:table-cell>
          <table:table-cell ns41:value-type="float" table:style-name="TL Data" office:value="1371" office:value-type="float">
            <text:p>1,37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200" office:value-type="float">
            <text:p>1,200</text:p>
          </table:table-cell>
          <table:table-cell ns41:value-type="float" table:style-name="TL Data" office:value="1207" office:value-type="float">
            <text:p>1,207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6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office:value="17" table:style-name="TL Data" table:number-columns-repeated="2" office:value-type="float">
            <text:p>17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Haren</text:p>
          </table:table-cell>
          <table:table-cell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371" office:value-type="float">
            <text:p>1,371</text:p>
          </table:table-cell>
          <table:table-cell ns41:value-type="float" table:style-name="TL Data" office:value="1318" office:value-type="float">
            <text:p>1,318</text:p>
          </table:table-cell>
          <table:table-cell ns41:value-type="float" table:style-name="TL Data" office:value="2689" office:value-type="float">
            <text:p>2,689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297" office:value-type="float">
            <text:p>1,29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82" office:value-type="float">
            <text:p>1,282</text:p>
          </table:table-cell>
          <table:table-cell ns41:value-type="float" table:style-name="TL Data" office:value="1243" office:value-type="float">
            <text:p>1,243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Hoogezand</text:p>
          </table:table-cell>
          <table:table-cell/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1293" office:value-type="float">
            <text:p>1,293</text:p>
          </table:table-cell>
          <table:table-cell ns41:value-type="float" table:style-name="TL Data" office:value="2963" office:value-type="float">
            <text:p>2,963</text:p>
          </table:table-cell>
          <table:table-cell ns41:value-type="float" table:style-name="TL Data" office:value="2973" office:value-type="float">
            <text:p>2,973</text:p>
          </table:table-cell>
          <table:table-cell ns41:value-type="float" table:style-name="TL Data" office:value="5936" office:value-type="float">
            <text:p>5,936</text:p>
          </table:table-cell>
          <table:table-cell ns41:value-type="float" table:style-name="TL Data" office:value="2855" office:value-type="float">
            <text:p>2,855</text:p>
          </table:table-cell>
          <table:table-cell ns41:value-type="float" table:style-name="TL Data" office:value="2879" office:value-type="float">
            <text:p>2,87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41" office:value-type="float">
            <text:p>1,941</text:p>
          </table:table-cell>
          <table:table-cell ns41:value-type="float" table:style-name="TL Data" office:value="1813" office:value-type="float">
            <text:p>1,813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904" office:value-type="float">
            <text:p>1,904</text:p>
          </table:table-cell>
          <table:table-cell ns41:value-type="float" table:style-name="TL Data" office:value="1853" office:value-type="float">
            <text:p>1,853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23" office:value-type="float">
            <text:p>2,223</text:p>
          </table:table-cell>
          <table:table-cell ns41:value-type="float" table:style-name="TL Data" office:value="2288" office:value-type="float">
            <text:p>2,288</text:p>
          </table:table-cell>
          <table:table-cell table:style-name="TL Data" table:number-columns-repeated="8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51" office:value-type="float">
            <text:p>351</text:p>
          </table:table-cell>
          <table:table-cell table:style-name="TL Data" table:number-columns-repeated="6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Hoogkerk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046" office:value-type="float">
            <text:p>1,04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office:value="152" table:style-name="TL Data" table:number-columns-repeated="2" office:value-type="float">
            <text:p>15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09" office:value-type="float">
            <text:p>409</text:p>
          </table:table-cell>
          <table:table-cell table:style-name="TL Data" table:number-columns-repeated="12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6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Kantens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004" office:value-type="float">
            <text:p>1,004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811" office:value-type="float">
            <text:p>81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Kloosterburen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1512" office:value-type="float">
            <text:p>1,512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72" office:value-type="float">
            <text:p>47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11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Leek</text:p>
          </table:table-cell>
          <table:table-cell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2210" office:value-type="float">
            <text:p>2210</text:p>
          </table:table-cell>
          <table:table-cell ns41:value-type="float" table:style-name="TL Data" office:value="2303" office:value-type="float">
            <text:p>2,303</text:p>
          </table:table-cell>
          <table:table-cell ns41:value-type="float" table:style-name="TL Data" office:value="4513" office:value-type="float">
            <text:p>4,513</text:p>
          </table:table-cell>
          <table:table-cell ns41:value-type="float" table:style-name="TL Data" office:value="2092" office:value-type="float">
            <text:p>2,092</text:p>
          </table:table-cell>
          <table:table-cell ns41:value-type="float" table:style-name="TL Data" office:value="2192" office:value-type="float">
            <text:p>2,19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47" office:value-type="float">
            <text:p>1,447</text:p>
          </table:table-cell>
          <table:table-cell ns41:value-type="float" table:style-name="TL Data" office:value="1449" office:value-type="float">
            <text:p>1,449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822" office:value-type="float">
            <text:p>1,822</text:p>
          </table:table-cell>
          <table:table-cell ns41:value-type="float" table:style-name="TL Data" office:value="1880" office:value-type="float">
            <text:p>1,880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Leens</text:p>
          </table:table-cell>
          <table:table-cell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1549" office:value-type="float">
            <text:p>1,549</text:p>
          </table:table-cell>
          <table:table-cell ns41:value-type="float" table:style-name="TL Data" office:value="1559" office:value-type="float">
            <text:p>1,559</text:p>
          </table:table-cell>
          <table:table-cell ns41:value-type="float" table:style-name="TL Data" office:value="3108" office:value-type="float">
            <text:p>3,108</text:p>
          </table:table-cell>
          <table:table-cell ns41:value-type="float" table:style-name="TL Data" office:value="1516" office:value-type="float">
            <text:p>1,516</text:p>
          </table:table-cell>
          <table:table-cell ns41:value-type="float" table:style-name="TL Data" office:value="1539" office:value-type="float">
            <text:p>1,53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14" office:value-type="float">
            <text:p>1,014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66" office:value-type="float">
            <text:p>1,066</text:p>
          </table:table-cell>
          <table:table-cell ns41:value-type="float" table:style-name="TL Data" office:value="1053" office:value-type="float">
            <text:p>1,053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25" office:value-type="float">
            <text:p>225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Loppersum</text:p>
          </table:table-cell>
          <table:table-cell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2240" office:value-type="float">
            <text:p>2240</text:p>
          </table:table-cell>
          <table:table-cell ns41:value-type="float" table:style-name="TL Data" office:value="1087" office:value-type="float">
            <text:p>1,087</text:p>
          </table:table-cell>
          <table:table-cell ns41:value-type="float" table:style-name="TL Data" office:value="1126" office:value-type="float">
            <text:p>1,1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903" office:value-type="float">
            <text:p>903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6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Marum</text:p>
          </table:table-cell>
          <table:table-cell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523" office:value-type="float">
            <text:p>1,523</text:p>
          </table:table-cell>
          <table:table-cell ns41:value-type="float" table:style-name="TL Data" office:value="1592" office:value-type="float">
            <text:p>1,592</text:p>
          </table:table-cell>
          <table:table-cell ns41:value-type="float" table:style-name="TL Data" office:value="3115" office:value-type="float">
            <text:p>3,115</text:p>
          </table:table-cell>
          <table:table-cell ns41:value-type="float" table:style-name="TL Data" office:value="1501" office:value-type="float">
            <text:p>1,501</text:p>
          </table:table-cell>
          <table:table-cell ns41:value-type="float" table:style-name="TL Data" office:value="1571" office:value-type="float">
            <text:p>1,57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95" office:value-type="float">
            <text:p>29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503" office:value-type="float">
            <text:p>1,503</text:p>
          </table:table-cell>
          <table:table-cell table:style-name="TL Data" table:number-columns-repeated="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Meeden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186" office:value-type="float">
            <text:p>1,186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office:value="191" table:style-name="TL Data" table:number-columns-repeated="2" office:value-type="float">
            <text:p>19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71" office:value-type="float">
            <text:p>57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1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Middelstum</text:p>
          </table:table-cell>
          <table:table-cell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1" office:value-type="float">
            <text:p>291</text:p>
          </table:table-cell>
          <table:table-cell table:style-name="TL Data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783" office:value-type="float">
            <text:p>1,783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634" office:value-type="float">
            <text:p>634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6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Midwolda</text:p>
          </table:table-cell>
          <table:table-cell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47" office:value-type="float">
            <text:p>447</text:p>
          </table:table-cell>
          <table:table-cell table:style-name="TL Data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472" office:value-type="float">
            <text:p>1,472</text:p>
          </table:table-cell>
          <table:table-cell ns41:value-type="float" table:style-name="TL Data" office:value="2922" office:value-type="float">
            <text:p>2,922</text:p>
          </table:table-cell>
          <table:table-cell ns41:value-type="float" table:style-name="TL Data" office:value="1398" office:value-type="float">
            <text:p>1,398</text:p>
          </table:table-cell>
          <table:table-cell ns41:value-type="float" table:style-name="TL Data" office:value="1436" office:value-type="float">
            <text:p>1,43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71" office:value-type="float">
            <text:p>1,371</text:p>
          </table:table-cell>
          <table:table-cell ns41:value-type="float" table:style-name="TL Data" office:value="1390" office:value-type="float">
            <text:p>1390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Muntendam</text:p>
          </table:table-cell>
          <table:table-cell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1067" office:value-type="float">
            <text:p>1,067</text:p>
          </table:table-cell>
          <table:table-cell ns41:value-type="float" table:style-name="TL Data" office:value="2091" office:value-type="float">
            <text:p>2,091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914" office:value-type="float">
            <text:p>914</text:p>
          </table:table-cell>
          <table:table-cell table:style-name="TL Data" table:number-columns-repeated="8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Nieuwe Pekel A</text:p>
          </table:table-cell>
          <table:table-cell/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2068" office:value-type="float">
            <text:p>2,068</text:p>
          </table:table-cell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4228" office:value-type="float">
            <text:p>4,228</text:p>
          </table:table-cell>
          <table:table-cell ns41:value-type="float" table:style-name="TL Data" office:value="2046" office:value-type="float">
            <text:p>2,046</text:p>
          </table:table-cell>
          <table:table-cell ns41:value-type="float" table:style-name="TL Data" office:value="2135" office:value-type="float">
            <text:p>2,1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37" office:value-type="float">
            <text:p>1,337</text:p>
          </table:table-cell>
          <table:table-cell ns41:value-type="float" table:style-name="TL Data" office:value="1301" office:value-type="float">
            <text:p>1,301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508" office:value-type="float">
            <text:p>1,508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1624" office:value-type="float">
            <text:p>1,624</text:p>
          </table:table-cell>
          <table:table-cell table:style-name="TL Data" table:number-columns-repeated="8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Nieuweschans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6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Nieuwolda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644" office:value-type="float">
            <text:p>1,644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779" office:value-type="float">
            <text:p>779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Noordbroek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1052" office:value-type="float">
            <text:p>1,052</text:p>
          </table:table-cell>
          <table:table-cell ns41:value-type="float" table:style-name="TL Data" office:value="2018" office:value-type="float">
            <text:p>2,018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office:value="334" table:style-name="TL Data" table:number-columns-repeated="2" office:value-type="float">
            <text:p>33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988" office:value-type="float">
            <text:p>988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Noorddijk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049" office:value-type="float">
            <text:p>1,049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86" office:value-type="float">
            <text:p>486</text:p>
          </table:table-cell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Oldehove</text:p>
          </table:table-cell>
          <table:table-cell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162" office:value-type="float">
            <text:p>1,162</text:p>
          </table:table-cell>
          <table:table-cell ns41:value-type="float" table:style-name="TL Data" office:value="1118" office:value-type="float">
            <text:p>1,118</text:p>
          </table:table-cell>
          <table:table-cell ns41:value-type="float" table:style-name="TL Data" office:value="2280" office:value-type="float">
            <text:p>2280</text:p>
          </table:table-cell>
          <table:table-cell ns41:value-type="float" table:style-name="TL Data" office:value="1138" office:value-type="float">
            <text:p>1,138</text:p>
          </table:table-cell>
          <table:table-cell ns41:value-type="float" table:style-name="TL Data" office:value="1108" office:value-type="float">
            <text:p>1,10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office:value="329" table:style-name="TL Data" table:number-columns-repeated="2" office:value-type="float">
            <text:p>32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13" office:value-type="float">
            <text:p>1,013</text:p>
          </table:table-cell>
          <table:table-cell ns41:value-type="float" table:style-name="TL Data" office:value="976" office:value-type="float">
            <text:p>976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6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Oldekerk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016" office:value-type="float">
            <text:p>1,016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39" office:value-type="float">
            <text:p>439</text:p>
          </table:table-cell>
          <table:table-cell table:style-name="TL Data" table:number-columns-repeated="1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Onstwedde</text:p>
          </table:table-cell>
          <table:table-cell/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51" office:value-type="float">
            <text:p>651</text:p>
          </table:table-cell>
          <table:table-cell table:style-name="TL Data"/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634" office:value-type="float">
            <text:p>1,634</text:p>
          </table:table-cell>
          <table:table-cell ns41:value-type="float" table:style-name="TL Data" office:value="1641" office:value-type="float">
            <text:p>1,641</text:p>
          </table:table-cell>
          <table:table-cell ns41:value-type="float" table:style-name="TL Data" office:value="3275" office:value-type="float">
            <text:p>3,275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01" office:value-type="float">
            <text:p>1,001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2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89" office:value-type="float">
            <text:p>1,089</text:p>
          </table:table-cell>
          <table:table-cell ns41:value-type="float" table:style-name="TL Data" office:value="1081" office:value-type="float">
            <text:p>1,081</text:p>
          </table:table-cell>
          <table:table-cell table:style-name="TL Data" table:number-columns-repeated="8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Oude Pekel A</text:p>
          </table:table-cell>
          <table:table-cell/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1747" office:value-type="float">
            <text:p>1,747</text:p>
          </table:table-cell>
          <table:table-cell ns41:value-type="float" table:style-name="TL Data" office:value="2054" office:value-type="float">
            <text:p>2,054</text:p>
          </table:table-cell>
          <table:table-cell ns41:value-type="float" table:style-name="TL Data" office:value="3801" office:value-type="float">
            <text:p>3,801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1966" office:value-type="float">
            <text:p>1,96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88" office:value-type="float">
            <text:p>1,088</text:p>
          </table:table-cell>
          <table:table-cell ns41:value-type="float" table:style-name="TL Data" office:value="1224" office:value-type="float">
            <text:p>1,224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45" office:value-type="float">
            <text:p>1,145</text:p>
          </table:table-cell>
          <table:table-cell ns41:value-type="float" table:style-name="TL Data" office:value="1376" office:value-type="float">
            <text:p>1,376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67" office:value-type="float">
            <text:p>1,267</text:p>
          </table:table-cell>
          <table:table-cell ns41:value-type="float" table:style-name="TL Data" office:value="1550" office:value-type="float">
            <text:p>1550</text:p>
          </table:table-cell>
          <table:table-cell table:style-name="TL Data" table:number-columns-repeated="8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6"/>
          <table:table-cell ns41:value-type="float" office:value="126" table:style-name="TL Data" table:number-columns-repeated="2" office:value-type="float">
            <text:p>1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Sappemeer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1564" office:value-type="float">
            <text:p>1,564</text:p>
          </table:table-cell>
          <table:table-cell ns41:value-type="float" table:style-name="TL Data" office:value="1606" office:value-type="float">
            <text:p>1,606</text:p>
          </table:table-cell>
          <table:table-cell ns41:value-type="float" table:style-name="TL Data" office:value="3170" office:value-type="float">
            <text:p>3170</text:p>
          </table:table-cell>
          <table:table-cell ns41:value-type="float" table:style-name="TL Data" office:value="1526" office:value-type="float">
            <text:p>1,526</text:p>
          </table:table-cell>
          <table:table-cell ns41:value-type="float" table:style-name="TL Data" office:value="1571" office:value-type="float">
            <text:p>1,57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986" office:value-type="float">
            <text:p>986</text:p>
          </table:table-cell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269" table:style-name="TL Data" table:number-columns-repeated="2" office:value-type="float">
            <text:p>269</text:p>
          </table:table-cell>
          <table:table-cell table:style-name="TL Data" table:number-columns-repeated="6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Scheemda</text:p>
          </table:table-cell>
          <table:table-cell/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826" office:value-type="float">
            <text:p>1,826</text:p>
          </table:table-cell>
          <table:table-cell ns41:value-type="float" table:style-name="TL Data" office:value="1907" office:value-type="float">
            <text:p>1,907</text:p>
          </table:table-cell>
          <table:table-cell ns41:value-type="float" table:style-name="TL Data" office:value="3733" office:value-type="float">
            <text:p>3,733</text:p>
          </table:table-cell>
          <table:table-cell ns41:value-type="float" table:style-name="TL Data" office:value="1715" office:value-type="float">
            <text:p>1,715</text:p>
          </table:table-cell>
          <table:table-cell ns41:value-type="float" table:style-name="TL Data" office:value="1804" office:value-type="float">
            <text:p>1,80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9" office:value-type="float">
            <text:p>59</text:p>
          </table:table-cell>
          <table:table-cell ns41:value-type="float" office:value="50" table:style-name="TL Data" table:number-columns-repeated="2" office:value-type="float">
            <text:p>5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1146" office:value-type="float">
            <text:p>1,146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63" office:value-type="float">
            <text:p>1,163</text:p>
          </table:table-cell>
          <table:table-cell ns41:value-type="float" table:style-name="TL Data" office:value="1184" office:value-type="float">
            <text:p>1,184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18" office:value-type="float">
            <text:p>1,718</text:p>
          </table:table-cell>
          <table:table-cell ns41:value-type="float" table:style-name="TL Data" office:value="1780" office:value-type="float">
            <text:p>1780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Slochteren</text:p>
          </table:table-cell>
          <table:table-cell/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67" office:value-type="float">
            <text:p>1,267</text:p>
          </table:table-cell>
          <table:table-cell table:style-name="TL Data"/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402" office:value-type="float">
            <text:p>1,402</text:p>
          </table:table-cell>
          <table:table-cell ns41:value-type="float" table:style-name="TL Data" office:value="3404" office:value-type="float">
            <text:p>3,404</text:p>
          </table:table-cell>
          <table:table-cell ns41:value-type="float" table:style-name="TL Data" office:value="3379" office:value-type="float">
            <text:p>3,379</text:p>
          </table:table-cell>
          <table:table-cell ns41:value-type="float" table:style-name="TL Data" office:value="6783" office:value-type="float">
            <text:p>6,783</text:p>
          </table:table-cell>
          <table:table-cell ns41:value-type="float" table:style-name="TL Data" office:value="3336" office:value-type="float">
            <text:p>3,336</text:p>
          </table:table-cell>
          <table:table-cell ns41:value-type="float" table:style-name="TL Data" office:value="3293" office:value-type="float">
            <text:p>3,29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159" office:value-type="float">
            <text:p>2,159</text:p>
          </table:table-cell>
          <table:table-cell ns41:value-type="float" table:style-name="TL Data" office:value="2006" office:value-type="float">
            <text:p>2,006</text:p>
          </table:table-cell>
          <table:table-cell ns41:value-type="float" table:style-name="TL Data" office:value="1101" office:value-type="float">
            <text:p>1,101</text:p>
          </table:table-cell>
          <table:table-cell ns41:value-type="float" table:style-name="TL Data" office:value="1104" office:value-type="float">
            <text:p>1,10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84" office:value-type="float">
            <text:p>2,484</text:p>
          </table:table-cell>
          <table:table-cell ns41:value-type="float" table:style-name="TL Data" office:value="2396" office:value-type="float">
            <text:p>2,396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3021" office:value-type="float">
            <text:p>3,021</text:p>
          </table:table-cell>
          <table:table-cell ns41:value-type="float" table:style-name="TL Data" office:value="3018" office:value-type="float">
            <text:p>3,018</text:p>
          </table:table-cell>
          <table:table-cell table:style-name="TL Data" table:number-columns-repeated="8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6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Stedum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665" office:value-type="float">
            <text:p>1,665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844" office:value-type="float">
            <text:p>84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office:value="273" table:style-name="TL Data" table:number-columns-repeated="2" office:value-type="float">
            <text:p>27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32" office:value-type="float">
            <text:p>73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Termunten</text:p>
          </table:table-cell>
          <table:table-cell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2360" office:value-type="float">
            <text:p>2360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1126" office:value-type="float">
            <text:p>1,12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127" office:value-type="float">
            <text:p>1,127</text:p>
          </table:table-cell>
          <table:table-cell ns41:value-type="float" table:style-name="TL Data" office:value="1155" office:value-type="float">
            <text:p>1,155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7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Uithuistermeeden</text:p>
          </table:table-cell>
          <table:table-cell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664" office:value-type="float">
            <text:p>1,664</text:p>
          </table:table-cell>
          <table:table-cell ns41:value-type="float" table:style-name="TL Data" office:value="1643" office:value-type="float">
            <text:p>1,643</text:p>
          </table:table-cell>
          <table:table-cell ns41:value-type="float" table:style-name="TL Data" office:value="3307" office:value-type="float">
            <text:p>3,307</text:p>
          </table:table-cell>
          <table:table-cell ns41:value-type="float" table:style-name="TL Data" office:value="1650" office:value-type="float">
            <text:p>1650</text:p>
          </table:table-cell>
          <table:table-cell ns41:value-type="float" table:style-name="TL Data" office:value="1635" office:value-type="float">
            <text:p>1,6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05" office:value-type="float">
            <text:p>1,105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32" office:value-type="float">
            <text:p>1,132</text:p>
          </table:table-cell>
          <table:table-cell ns41:value-type="float" table:style-name="TL Data" office:value="1118" office:value-type="float">
            <text:p>1,118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245" office:value-type="float">
            <text:p>1,245</text:p>
          </table:table-cell>
          <table:table-cell ns41:value-type="float" table:style-name="TL Data" office:value="1292" office:value-type="float">
            <text:p>1,292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6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1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Uithuizen</text:p>
          </table:table-cell>
          <table:table-cell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342" office:value-type="float">
            <text:p>1,342</text:p>
          </table:table-cell>
          <table:table-cell ns41:value-type="float" table:style-name="TL Data" office:value="1386" office:value-type="float">
            <text:p>1,386</text:p>
          </table:table-cell>
          <table:table-cell ns41:value-type="float" table:style-name="TL Data" office:value="2728" office:value-type="float">
            <text:p>2,728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1384" office:value-type="float">
            <text:p>1,38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975" office:value-type="float">
            <text:p>975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6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 table:number-columns-repeated="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Ulrum</text:p>
          </table:table-cell>
          <table:table-cell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302" office:value-type="float">
            <text:p>1,302</text:p>
          </table:table-cell>
          <table:table-cell ns41:value-type="float" table:style-name="TL Data" office:value="1338" office:value-type="float">
            <text:p>1,338</text:p>
          </table:table-cell>
          <table:table-cell ns41:value-type="float" table:style-name="TL Data" office:value="2640" office:value-type="float">
            <text:p>2640</text:p>
          </table:table-cell>
          <table:table-cell ns41:value-type="float" table:style-name="TL Data" office:value="1257" office:value-type="float">
            <text:p>1,257</text:p>
          </table:table-cell>
          <table:table-cell ns41:value-type="float" table:style-name="TL Data" office:value="1319" office:value-type="float">
            <text:p>1,3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838" table:style-name="TL Data" table:number-columns-repeated="2" office:value-type="float">
            <text:p>838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890" office:value-type="float">
            <text:p>890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Usquert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532" office:value-type="float">
            <text:p>1,532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621" office:value-type="float">
            <text:p>62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Veendam</text:p>
          </table:table-cell>
          <table:table-cell/>
          <table:table-cell ns41:value-type="float" table:style-name="TL Data" office:value="1189" office:value-type="float">
            <text:p>1,1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94" office:value-type="float">
            <text:p>1,19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28" office:value-type="float">
            <text:p>1,228</text:p>
          </table:table-cell>
          <table:table-cell ns41:value-type="float" table:style-name="TL Data" office:value="1746" office:value-type="float">
            <text:p>1,746</text:p>
          </table:table-cell>
          <table:table-cell ns41:value-type="float" table:style-name="TL Data" office:value="3523" office:value-type="float">
            <text:p>3,523</text:p>
          </table:table-cell>
          <table:table-cell ns41:value-type="float" table:style-name="TL Data" office:value="4006" office:value-type="float">
            <text:p>4,006</text:p>
          </table:table-cell>
          <table:table-cell ns41:value-type="float" table:style-name="TL Data" office:value="7529" office:value-type="float">
            <text:p>7,529</text:p>
          </table:table-cell>
          <table:table-cell ns41:value-type="float" table:style-name="TL Data" office:value="3386" office:value-type="float">
            <text:p>3,386</text:p>
          </table:table-cell>
          <table:table-cell ns41:value-type="float" table:style-name="TL Data" office:value="3869" office:value-type="float">
            <text:p>3,86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270" office:value-type="float">
            <text:p>2270</text:p>
          </table:table-cell>
          <table:table-cell ns41:value-type="float" table:style-name="TL Data" office:value="2421" office:value-type="float">
            <text:p>2,421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227" office:value-type="float">
            <text:p>1,22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2439" office:value-type="float">
            <text:p>2,439</text:p>
          </table:table-cell>
          <table:table-cell ns41:value-type="float" table:style-name="TL Data" office:value="2782" office:value-type="float">
            <text:p>2,782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1043" office:value-type="float">
            <text:p>1,04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690" office:value-type="float">
            <text:p>2,690</text:p>
          </table:table-cell>
          <table:table-cell ns41:value-type="float" table:style-name="TL Data" office:value="3193" office:value-type="float">
            <text:p>3,1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6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74" office:value-type="float">
            <text:p>474</text:p>
          </table:table-cell>
          <table:table-cell table:style-name="TL Data" table:number-columns-repeated="6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Vlagtwedde</text:p>
          </table:table-cell>
          <table:table-cell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9" office:value-type="float">
            <text:p>389</text:p>
          </table:table-cell>
          <table:table-cell table:style-name="TL Data"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197" office:value-type="float">
            <text:p>1,197</text:p>
          </table:table-cell>
          <table:table-cell ns41:value-type="float" table:style-name="TL Data" office:value="1056" office:value-type="float">
            <text:p>1,056</text:p>
          </table:table-cell>
          <table:table-cell ns41:value-type="float" table:style-name="TL Data" office:value="2253" office:value-type="float">
            <text:p>2,253</text:p>
          </table:table-cell>
          <table:table-cell ns41:value-type="float" table:style-name="TL Data" office:value="1158" office:value-type="float">
            <text:p>1,158</text:p>
          </table:table-cell>
          <table:table-cell ns41:value-type="float" table:style-name="TL Data" office:value="1025" office:value-type="float">
            <text:p>1,02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41" office:value-type="float">
            <text:p>1,041</text:p>
          </table:table-cell>
          <table:table-cell ns41:value-type="float" table:style-name="TL Data" office:value="921" office:value-type="float">
            <text:p>921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Warffum</text:p>
          </table:table-cell>
          <table:table-cell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1896" office:value-type="float">
            <text:p>1,896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797" office:value-type="float">
            <text:p>79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Wedde</text:p>
          </table:table-cell>
          <table:table-cell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1755" office:value-type="float">
            <text:p>1,755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office:value="264" table:style-name="TL Data" table:number-columns-repeated="2" office:value-type="float">
            <text:p>26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870" office:value-type="float">
            <text:p>870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1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Wildervank</text:p>
          </table:table-cell>
          <table:table-cell/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264" office:value-type="float">
            <text:p>1,264</text:p>
          </table:table-cell>
          <table:table-cell ns41:value-type="float" table:style-name="TL Data" office:value="2672" office:value-type="float">
            <text:p>2,672</text:p>
          </table:table-cell>
          <table:table-cell ns41:value-type="float" table:style-name="TL Data" office:value="2870" office:value-type="float">
            <text:p>2,870</text:p>
          </table:table-cell>
          <table:table-cell ns41:value-type="float" table:style-name="TL Data" office:value="5542" office:value-type="float">
            <text:p>5,542</text:p>
          </table:table-cell>
          <table:table-cell ns41:value-type="float" table:style-name="TL Data" office:value="2479" office:value-type="float">
            <text:p>2,479</text:p>
          </table:table-cell>
          <table:table-cell ns41:value-type="float" table:style-name="TL Data" office:value="2711" office:value-type="float">
            <text:p>2,711</text:p>
          </table:table-cell>
          <table:table-cell ns41:value-type="float" office:value="42" table:style-name="TL Data" table:number-columns-repeated="2" office:value-type="float">
            <text:p>4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1704" office:value-type="float">
            <text:p>1,704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439" office:value-type="float">
            <text:p>1,439</text:p>
          </table:table-cell>
          <table:table-cell ns41:value-type="float" table:style-name="TL Data" office:value="1577" office:value-type="float">
            <text:p>1,577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 table:number-columns-repeated="2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71" office:value-type="float">
            <text:p>1,971</text:p>
          </table:table-cell>
          <table:table-cell ns41:value-type="float" table:style-name="TL Data" office:value="2204" office:value-type="float">
            <text:p>2,204</text:p>
          </table:table-cell>
          <table:table-cell table:style-name="TL Data" table:number-columns-repeated="8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6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 table:number-columns-repeated="6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Winschoten (Stad)</text:p>
          </table:table-cell>
          <table:table-cell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1996" office:value-type="float">
            <text:p>1,996</text:p>
          </table:table-cell>
          <table:table-cell ns41:value-type="float" table:style-name="TL Data" office:value="2127" office:value-type="float">
            <text:p>2,127</text:p>
          </table:table-cell>
          <table:table-cell ns41:value-type="float" table:style-name="TL Data" office:value="4123" office:value-type="float">
            <text:p>4,123</text:p>
          </table:table-cell>
          <table:table-cell ns41:value-type="float" table:style-name="TL Data" office:value="1851" office:value-type="float">
            <text:p>1,851</text:p>
          </table:table-cell>
          <table:table-cell ns41:value-type="float" table:style-name="TL Data" office:value="2029" office:value-type="float">
            <text:p>2,02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319" office:value-type="float">
            <text:p>1,319</text:p>
          </table:table-cell>
          <table:table-cell ns41:value-type="float" office:value="636" table:style-name="TL Data" table:number-columns-repeated="2" office:value-type="float">
            <text:p>63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218" office:value-type="float">
            <text:p>1,218</text:p>
          </table:table-cell>
          <table:table-cell ns41:value-type="float" table:style-name="TL Data" office:value="1261" office:value-type="float">
            <text:p>1,261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89" office:value-type="float">
            <text:p>1,589</text:p>
          </table:table-cell>
          <table:table-cell ns41:value-type="float" table:style-name="TL Data" office:value="1726" office:value-type="float">
            <text:p>1,7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6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Winsum</text:p>
          </table:table-cell>
          <table:table-cell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869" office:value-type="float">
            <text:p>1,869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38" office:value-type="float">
            <text:p>838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Zand ('t)</text:p>
          </table:table-cell>
          <table:table-cell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377" office:value-type="float">
            <text:p>1,377</text:p>
          </table:table-cell>
          <table:table-cell ns41:value-type="float" table:style-name="TL Data" office:value="1311" office:value-type="float">
            <text:p>1,311</text:p>
          </table:table-cell>
          <table:table-cell ns41:value-type="float" table:style-name="TL Data" office:value="2688" office:value-type="float">
            <text:p>2,688</text:p>
          </table:table-cell>
          <table:table-cell ns41:value-type="float" table:style-name="TL Data" office:value="1255" office:value-type="float">
            <text:p>1,255</text:p>
          </table:table-cell>
          <table:table-cell ns41:value-type="float" table:style-name="TL Data" office:value="1187" office:value-type="float">
            <text:p>1,18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0" office:value-type="float">
            <text:p>1,080</text:p>
          </table:table-cell>
          <table:table-cell ns41:value-type="float" table:style-name="TL Data" office:value="1062" office:value-type="float">
            <text:p>1,0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6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Zuidbroek</text:p>
          </table:table-cell>
          <table:table-cell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3" office:value-type="float">
            <text:p>263</text:p>
          </table:table-cell>
          <table:table-cell table:style-name="TL Data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1669" office:value-type="float">
            <text:p>1,669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782" office:value-type="float">
            <text:p>782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Zuidhorn</text:p>
          </table:table-cell>
          <table:table-cell/>
          <table:table-cell ns41:value-type="float" table:style-name="TL Data" office:value="333" office:value-type="float">
            <text:p>333</text:p>
          </table:table-cell>
          <table:table-cell table:style-name="TL Data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123" office:value-type="float">
            <text:p>1,123</text:p>
          </table:table-cell>
          <table:table-cell ns41:value-type="float" table:style-name="TL Data" office:value="1125" office:value-type="float">
            <text:p>1,125</text:p>
          </table:table-cell>
          <table:table-cell ns41:value-type="float" table:style-name="TL Data" office:value="2248" office:value-type="float">
            <text:p>2,248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072" office:value-type="float">
            <text:p>1,07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963" office:value-type="float">
            <text:p>963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6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table:style-name="TL Data"/>
          <table:table-cell table:number-columns-repeated="945"/>
        </table:table-row>
        <table:table-row table:style-name="ro6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4960" office:value-type="float">
            <text:p>24960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5740" office:value-type="float">
            <text:p>25740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5406" office:value-type="float">
            <text:p>25,406</text:p>
          </table:table-cell>
          <table:table-cell ns41:value-type="float" table:style-name="TL Data" office:value="32684" office:value-type="float">
            <text:p>32,684</text:p>
          </table:table-cell>
          <table:table-cell ns41:value-type="float" table:style-name="TL Data" office:value="76673" office:value-type="float">
            <text:p>76,673</text:p>
          </table:table-cell>
          <table:table-cell ns41:value-type="float" table:style-name="TL Data" office:value="78075" office:value-type="float">
            <text:p>78,075</text:p>
          </table:table-cell>
          <table:table-cell ns41:value-type="float" table:style-name="TL Data" office:value="154748" office:value-type="float">
            <text:p>154,748</text:p>
          </table:table-cell>
          <table:table-cell ns41:value-type="float" table:style-name="TL Data" office:value="73522" office:value-type="float">
            <text:p>73,522</text:p>
          </table:table-cell>
          <table:table-cell ns41:value-type="float" table:style-name="TL Data" office:value="75361" office:value-type="float">
            <text:p>75,361</text:p>
          </table:table-cell>
          <table:table-cell ns41:value-type="float" table:style-name="TL Data" office:value="2488" office:value-type="float">
            <text:p>2,488</text:p>
          </table:table-cell>
          <table:table-cell ns41:value-type="float" table:style-name="TL Data" office:value="2174" office:value-type="float">
            <text:p>2,174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488" office:value-type="float">
            <text:p>2,488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49825" office:value-type="float">
            <text:p>49,825</text:p>
          </table:table-cell>
          <table:table-cell ns41:value-type="float" table:style-name="TL Data" office:value="47875" office:value-type="float">
            <text:p>47,875</text:p>
          </table:table-cell>
          <table:table-cell ns41:value-type="float" table:style-name="TL Data" office:value="23628" office:value-type="float">
            <text:p>23,628</text:p>
          </table:table-cell>
          <table:table-cell ns41:value-type="float" table:style-name="TL Data" office:value="23883" office:value-type="float">
            <text:p>23,883</text:p>
          </table:table-cell>
          <table:table-cell ns41:value-type="float" table:style-name="TL Data" office:value="3220" office:value-type="float">
            <text:p>3,220</text:p>
          </table:table-cell>
          <table:table-cell ns41:value-type="float" table:style-name="TL Data" office:value="6317" office:value-type="float">
            <text:p>6,317</text:p>
          </table:table-cell>
          <table:table-cell ns41:value-type="float" table:style-name="TL Data" office:value="48922" office:value-type="float">
            <text:p>48,922</text:p>
          </table:table-cell>
          <table:table-cell ns41:value-type="float" table:style-name="TL Data" office:value="49059" office:value-type="float">
            <text:p>49,059</text:p>
          </table:table-cell>
          <table:table-cell ns41:value-type="float" table:style-name="TL Data" office:value="22443" office:value-type="float">
            <text:p>22,443</text:p>
          </table:table-cell>
          <table:table-cell ns41:value-type="float" table:style-name="TL Data" office:value="24898" office:value-type="float">
            <text:p>24,898</text:p>
          </table:table-cell>
          <table:table-cell ns41:value-type="float" table:style-name="TL Data" office:value="2974" office:value-type="float">
            <text:p>2,974</text:p>
          </table:table-cell>
          <table:table-cell ns41:value-type="float" table:style-name="TL Data" office:value="2921" office:value-type="float">
            <text:p>2,9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54" office:value-type="float">
            <text:p>1,954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63234" office:value-type="float">
            <text:p>63,234</text:p>
          </table:table-cell>
          <table:table-cell ns41:value-type="float" table:style-name="TL Data" office:value="65006" office:value-type="float">
            <text:p>65,00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06" office:value-type="float">
            <text:p>2,006</text:p>
          </table:table-cell>
          <table:table-cell ns41:value-type="float" table:style-name="TL Data" office:value="1948" office:value-type="float">
            <text:p>1,9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186" office:value-type="float">
            <text:p>5,186</text:p>
          </table:table-cell>
          <table:table-cell ns41:value-type="float" table:style-name="TL Data" office:value="5396" office:value-type="float">
            <text:p>5,396</text:p>
          </table:table-cell>
          <table:table-cell ns41:value-type="float" table:style-name="TL Data" office:value="4270" office:value-type="float">
            <text:p>4270</text:p>
          </table:table-cell>
          <table:table-cell ns41:value-type="float" table:style-name="TL Data" office:value="4067" office:value-type="float">
            <text:p>4,0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205" office:value-type="float">
            <text:p>1,205</text:p>
          </table:table-cell>
          <table:table-cell ns41:value-type="float" table:style-name="TL Data" office:value="1146" office:value-type="float">
            <text:p>1,146</text:p>
          </table:table-cell>
          <table:table-cell table:style-name="TL Data" table:number-columns-repeated="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STAD</text:p>
          </table:table-cell>
          <table:table-cell/>
          <table:table-cell ns41:value-type="float" table:style-name="TL Data" office:value="5751" office:value-type="float">
            <text:p>5,751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6245" office:value-type="float">
            <text:p>6,24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008" office:value-type="float">
            <text:p>6,008</text:p>
          </table:table-cell>
          <table:table-cell ns41:value-type="float" table:style-name="TL Data" office:value="7923" office:value-type="float">
            <text:p>7,923</text:p>
          </table:table-cell>
          <table:table-cell ns41:value-type="float" table:style-name="TL Data" office:value="15494" office:value-type="float">
            <text:p>15,494</text:p>
          </table:table-cell>
          <table:table-cell ns41:value-type="float" table:style-name="TL Data" office:value="18200" office:value-type="float">
            <text:p>18200</text:p>
          </table:table-cell>
          <table:table-cell ns41:value-type="float" table:style-name="TL Data" office:value="33694" office:value-type="float">
            <text:p>33,694</text:p>
          </table:table-cell>
          <table:table-cell ns41:value-type="float" table:style-name="TL Data" office:value="13397" office:value-type="float">
            <text:p>13,397</text:p>
          </table:table-cell>
          <table:table-cell ns41:value-type="float" table:style-name="TL Data" office:value="16796" office:value-type="float">
            <text:p>16,796</text:p>
          </table:table-cell>
          <table:table-cell ns41:value-type="float" table:style-name="TL Data" office:value="1453" office:value-type="float">
            <text:p>1,453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724" office:value-type="float">
            <text:p>9,724</text:p>
          </table:table-cell>
          <table:table-cell ns41:value-type="float" table:style-name="TL Data" office:value="11061" office:value-type="float">
            <text:p>11,061</text:p>
          </table:table-cell>
          <table:table-cell ns41:value-type="float" table:style-name="TL Data" office:value="5152" office:value-type="float">
            <text:p>5,152</text:p>
          </table:table-cell>
          <table:table-cell ns41:value-type="float" table:style-name="TL Data" office:value="5216" office:value-type="float">
            <text:p>5,216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923" office:value-type="float">
            <text:p>1,923</text:p>
          </table:table-cell>
          <table:table-cell ns41:value-type="float" table:style-name="TL Data" office:value="10719" office:value-type="float">
            <text:p>10,719</text:p>
          </table:table-cell>
          <table:table-cell ns41:value-type="float" table:style-name="TL Data" office:value="12890" office:value-type="float">
            <text:p>12890</text:p>
          </table:table-cell>
          <table:table-cell ns41:value-type="float" table:style-name="TL Data" office:value="2066" office:value-type="float">
            <text:p>2,066</text:p>
          </table:table-cell>
          <table:table-cell ns41:value-type="float" table:style-name="TL Data" office:value="3185" office:value-type="float">
            <text:p>3,185</text:p>
          </table:table-cell>
          <table:table-cell ns41:value-type="float" table:style-name="TL Data" office:value="2038" office:value-type="float">
            <text:p>2,038</text:p>
          </table:table-cell>
          <table:table-cell ns41:value-type="float" table:style-name="TL Data" office:value="1752" office:value-type="float">
            <text:p>1,75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116" office:value-type="float">
            <text:p>11,116</text:p>
          </table:table-cell>
          <table:table-cell ns41:value-type="float" table:style-name="TL Data" office:value="13527" office:value-type="float">
            <text:p>13,52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605" office:value-type="float">
            <text:p>2,605</text:p>
          </table:table-cell>
          <table:table-cell ns41:value-type="float" table:style-name="TL Data" office:value="2943" office:value-type="float">
            <text:p>2,943</text:p>
          </table:table-cell>
          <table:table-cell table:style-name="TL Data" table:number-columns-repeated="6"/>
          <table:table-cell ns41:value-type="float" office:value="707" table:style-name="TL Data" table:number-columns-repeated="2" office:value-type="float">
            <text:p>70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5"/>
        </table:table-row>
        <table:table-row table:style-name="ro6">
          <table:table-cell ns41:value-type="string" table:style-name="TL RowHeader" office:value-type="string">
            <text:p>GEMEENTEN TEN PLATTEN LANDE</text:p>
          </table:table-cell>
          <table:table-cell/>
          <table:table-cell ns41:value-type="float" table:style-name="TL Data" office:value="24960" office:value-type="float">
            <text:p>24960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5740" office:value-type="float">
            <text:p>25740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5406" office:value-type="float">
            <text:p>25,406</text:p>
          </table:table-cell>
          <table:table-cell ns41:value-type="float" table:style-name="TL Data" office:value="32684" office:value-type="float">
            <text:p>32,684</text:p>
          </table:table-cell>
          <table:table-cell ns41:value-type="float" table:style-name="TL Data" office:value="76673" office:value-type="float">
            <text:p>76,673</text:p>
          </table:table-cell>
          <table:table-cell ns41:value-type="float" table:style-name="TL Data" office:value="78075" office:value-type="float">
            <text:p>78,075</text:p>
          </table:table-cell>
          <table:table-cell ns41:value-type="float" table:style-name="TL Data" office:value="154748" office:value-type="float">
            <text:p>154,748</text:p>
          </table:table-cell>
          <table:table-cell ns41:value-type="float" table:style-name="TL Data" office:value="73522" office:value-type="float">
            <text:p>73,522</text:p>
          </table:table-cell>
          <table:table-cell ns41:value-type="float" table:style-name="TL Data" office:value="75361" office:value-type="float">
            <text:p>75,361</text:p>
          </table:table-cell>
          <table:table-cell ns41:value-type="float" table:style-name="TL Data" office:value="2488" office:value-type="float">
            <text:p>2,488</text:p>
          </table:table-cell>
          <table:table-cell ns41:value-type="float" table:style-name="TL Data" office:value="2174" office:value-type="float">
            <text:p>2,174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488" office:value-type="float">
            <text:p>2,488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49825" office:value-type="float">
            <text:p>49,825</text:p>
          </table:table-cell>
          <table:table-cell ns41:value-type="float" table:style-name="TL Data" office:value="47875" office:value-type="float">
            <text:p>47,875</text:p>
          </table:table-cell>
          <table:table-cell ns41:value-type="float" table:style-name="TL Data" office:value="23628" office:value-type="float">
            <text:p>23,628</text:p>
          </table:table-cell>
          <table:table-cell ns41:value-type="float" table:style-name="TL Data" office:value="23883" office:value-type="float">
            <text:p>23,883</text:p>
          </table:table-cell>
          <table:table-cell ns41:value-type="float" table:style-name="TL Data" office:value="3220" office:value-type="float">
            <text:p>3,220</text:p>
          </table:table-cell>
          <table:table-cell ns41:value-type="float" table:style-name="TL Data" office:value="6317" office:value-type="float">
            <text:p>6,317</text:p>
          </table:table-cell>
          <table:table-cell ns41:value-type="float" table:style-name="TL Data" office:value="48922" office:value-type="float">
            <text:p>48,922</text:p>
          </table:table-cell>
          <table:table-cell ns41:value-type="float" table:style-name="TL Data" office:value="49059" office:value-type="float">
            <text:p>49,059</text:p>
          </table:table-cell>
          <table:table-cell ns41:value-type="float" table:style-name="TL Data" office:value="22443" office:value-type="float">
            <text:p>22,443</text:p>
          </table:table-cell>
          <table:table-cell ns41:value-type="float" table:style-name="TL Data" office:value="24898" office:value-type="float">
            <text:p>24,898</text:p>
          </table:table-cell>
          <table:table-cell ns41:value-type="float" table:style-name="TL Data" office:value="2974" office:value-type="float">
            <text:p>2,974</text:p>
          </table:table-cell>
          <table:table-cell ns41:value-type="float" table:style-name="TL Data" office:value="2921" office:value-type="float">
            <text:p>2,9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54" office:value-type="float">
            <text:p>1,954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63234" office:value-type="float">
            <text:p>63,234</text:p>
          </table:table-cell>
          <table:table-cell ns41:value-type="float" table:style-name="TL Data" office:value="65006" office:value-type="float">
            <text:p>65,00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06" office:value-type="float">
            <text:p>2,006</text:p>
          </table:table-cell>
          <table:table-cell ns41:value-type="float" table:style-name="TL Data" office:value="1948" office:value-type="float">
            <text:p>1,9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186" office:value-type="float">
            <text:p>5,186</text:p>
          </table:table-cell>
          <table:table-cell ns41:value-type="float" table:style-name="TL Data" office:value="5396" office:value-type="float">
            <text:p>5,396</text:p>
          </table:table-cell>
          <table:table-cell ns41:value-type="float" table:style-name="TL Data" office:value="4270" office:value-type="float">
            <text:p>4,270</text:p>
          </table:table-cell>
          <table:table-cell ns41:value-type="float" table:style-name="TL Data" office:value="4067" office:value-type="float">
            <text:p>4,0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205" office:value-type="float">
            <text:p>1,205</text:p>
          </table:table-cell>
          <table:table-cell ns41:value-type="float" table:style-name="TL Data" office:value="1146" office:value-type="float">
            <text:p>1,146</text:p>
          </table:table-cell>
          <table:table-cell table:style-name="TL Data" table:number-columns-repeated="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945"/>
        </table:table-row>
        <table:table-row table:style-name="ro1">
          <table:table-cell ns41:value-type="string" table:style-name="TL RowHeader" office:value-type="string">
            <text:p>TOTAAL DER STAD EN GEMEENTEN TEN PLATTEN LANDE</text:p>
          </table:table-cell>
          <table:table-cell/>
          <table:table-cell ns41:value-type="float" table:style-name="TL Data" office:value="30711" office:value-type="float">
            <text:p>30,711</text:p>
          </table:table-cell>
          <table:table-cell ns41:value-type="float" table:style-name="TL Data" office:value="1274" office:value-type="float">
            <text:p>1,274</text:p>
          </table:table-cell>
          <table:table-cell ns41:value-type="float" table:style-name="TL Data" office:value="31985" office:value-type="float">
            <text:p>31,985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31414" office:value-type="float">
            <text:p>31,414</text:p>
          </table:table-cell>
          <table:table-cell ns41:value-type="float" table:style-name="TL Data" office:value="40607" office:value-type="float">
            <text:p>40,607</text:p>
          </table:table-cell>
          <table:table-cell ns41:value-type="float" table:style-name="TL Data" office:value="92167" office:value-type="float">
            <text:p>92,167</text:p>
          </table:table-cell>
          <table:table-cell ns41:value-type="float" table:style-name="TL Data" office:value="96275" office:value-type="float">
            <text:p>96,275</text:p>
          </table:table-cell>
          <table:table-cell ns41:value-type="float" table:style-name="TL Data" office:value="188442" office:value-type="float">
            <text:p>188,442</text:p>
          </table:table-cell>
          <table:table-cell ns41:value-type="float" table:style-name="TL Data" office:value="86919" office:value-type="float">
            <text:p>86,919</text:p>
          </table:table-cell>
          <table:table-cell ns41:value-type="float" table:style-name="TL Data" office:value="92157" office:value-type="float">
            <text:p>92,157</text:p>
          </table:table-cell>
          <table:table-cell ns41:value-type="float" table:style-name="TL Data" office:value="3941" office:value-type="float">
            <text:p>3,941</text:p>
          </table:table-cell>
          <table:table-cell ns41:value-type="float" table:style-name="TL Data" office:value="3087" office:value-type="float">
            <text:p>3,087</text:p>
          </table:table-cell>
          <table:table-cell ns41:value-type="float" table:style-name="TL Data" office:value="1307" office:value-type="float">
            <text:p>1,307</text:p>
          </table:table-cell>
          <table:table-cell ns41:value-type="float" table:style-name="TL Data" office:value="1031" office:value-type="float">
            <text:p>1,031</text:p>
          </table:table-cell>
          <table:table-cell ns41:value-type="float" table:style-name="TL Data" office:value="3089" office:value-type="float">
            <text:p>3,089</text:p>
          </table:table-cell>
          <table:table-cell ns41:value-type="float" table:style-name="TL Data" office:value="1296" office:value-type="float">
            <text:p>1,296</text:p>
          </table:table-cell>
          <table:table-cell ns41:value-type="float" table:style-name="TL Data" office:value="59549" office:value-type="float">
            <text:p>59,549</text:p>
          </table:table-cell>
          <table:table-cell ns41:value-type="float" table:style-name="TL Data" office:value="58936" office:value-type="float">
            <text:p>58,936</text:p>
          </table:table-cell>
          <table:table-cell ns41:value-type="float" table:style-name="TL Data" office:value="28780" office:value-type="float">
            <text:p>28780</text:p>
          </table:table-cell>
          <table:table-cell ns41:value-type="float" table:style-name="TL Data" office:value="29099" office:value-type="float">
            <text:p>29,099</text:p>
          </table:table-cell>
          <table:table-cell ns41:value-type="float" table:style-name="TL Data" office:value="3838" office:value-type="float">
            <text:p>3,838</text:p>
          </table:table-cell>
          <table:table-cell ns41:value-type="float" table:style-name="TL Data" office:value="8240" office:value-type="float">
            <text:p>8240</text:p>
          </table:table-cell>
          <table:table-cell ns41:value-type="float" table:style-name="TL Data" office:value="59641" office:value-type="float">
            <text:p>59,641</text:p>
          </table:table-cell>
          <table:table-cell ns41:value-type="float" table:style-name="TL Data" office:value="61949" office:value-type="float">
            <text:p>61,949</text:p>
          </table:table-cell>
          <table:table-cell ns41:value-type="float" table:style-name="TL Data" office:value="24509" office:value-type="float">
            <text:p>24,509</text:p>
          </table:table-cell>
          <table:table-cell ns41:value-type="float" table:style-name="TL Data" office:value="28083" office:value-type="float">
            <text:p>28,083</text:p>
          </table:table-cell>
          <table:table-cell ns41:value-type="float" table:style-name="TL Data" office:value="5012" office:value-type="float">
            <text:p>5,012</text:p>
          </table:table-cell>
          <table:table-cell ns41:value-type="float" table:style-name="TL Data" office:value="4673" office:value-type="float">
            <text:p>4,67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504" office:value-type="float">
            <text:p>2,504</text:p>
          </table:table-cell>
          <table:table-cell ns41:value-type="float" table:style-name="TL Data" office:value="1283" office:value-type="float">
            <text:p>1,28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4350" office:value-type="float">
            <text:p>74350</text:p>
          </table:table-cell>
          <table:table-cell ns41:value-type="float" table:style-name="TL Data" office:value="78533" office:value-type="float">
            <text:p>78,53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61" office:value-type="float">
            <text:p>1,161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29" office:value-type="float">
            <text:p>2,329</text:p>
          </table:table-cell>
          <table:table-cell ns41:value-type="float" table:style-name="TL Data" office:value="2318" office:value-type="float">
            <text:p>2,3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5355" office:value-type="float">
            <text:p>5,355</text:p>
          </table:table-cell>
          <table:table-cell ns41:value-type="float" table:style-name="TL Data" office:value="5582" office:value-type="float">
            <text:p>5,582</text:p>
          </table:table-cell>
          <table:table-cell ns41:value-type="float" table:style-name="TL Data" office:value="6875" office:value-type="float">
            <text:p>6,875</text:p>
          </table:table-cell>
          <table:table-cell ns41:value-type="float" table:style-name="TL Data" office:value="7010" office:value-type="float">
            <text:p>70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912" office:value-type="float">
            <text:p>1,912</text:p>
          </table:table-cell>
          <table:table-cell ns41:value-type="float" table:style-name="TL Data" office:value="1853" office:value-type="float">
            <text:p>1,8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Metadata" office:value-type="string">
            <text:p>1. Hieronder drie bewoonde scheepsroeven.</text:p>
          </table:table-cell>
          <table:table-cell table:style-name="ce16" table:number-columns-repeated="77"/>
          <table:table-cell table:style-name="ce60"/>
          <table:table-cell table:number-columns-repeated="945"/>
        </table:table-row>
        <table:table-row table:style-name="ro1">
          <table:table-cell ns41:value-type="string" table:style-name="TL Metadata" office:value-type="string">
            <text:p>2. Hieronder een en negentig hutten van zoden.</text:p>
          </table:table-cell>
          <table:table-cell table:style-name="ce17" table:number-columns-repeated="77"/>
          <table:table-cell table:style-name="ce62"/>
          <table:table-cell table:number-columns-repeated="945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Opmerkingen">
        <table:table-column table:style-name="co3" table:default-cell-style-name="Default" table:number-columns-repeated="2"/>
        <table:table-column table:style-name="co5" table:default-cell-style-name="ce6"/>
        <table:table-column table:style-name="co6" table:default-cell-style-name="ce6"/>
        <table:table-column table:style-name="co3" table:default-cell-style-name="Default" table:number-columns-repeated="1020"/>
        <table:table-row table:style-name="ro6" table:number-rows-repeated="4">
          <table:table-cell table:number-columns-repeated="1024"/>
        </table:table-row>
        <table:table-row table:style-name="ro6">
          <table:table-cell ns41:value-type="string" table:style-name="ce78" office:value-type="string">
            <text:p>Editregel</text:p>
          </table:table-cell>
          <table:table-cell ns41:value-type="string" table:style-name="ce78" office:value-type="string">
            <text:p>Deel telling</text:p>
          </table:table-cell>
          <table:table-cell ns41:value-type="string" table:style-name="ce78" office:value-type="string">
            <text:p>Rolnummer</text:p>
          </table:table-cell>
          <table:table-cell ns41:value-type="string" table:style-name="ce78" office:value-type="string">
            <text:p>Noten en opmerkingen</text:p>
          </table:table-cell>
          <table:table-cell table:style-name="ce78" table:number-columns-repeated="3"/>
          <table:table-cell table:number-columns-repeated="1017"/>
        </table:table-row>
        <table:table-row table:style-name="ro6">
          <table:table-cell table:style-name="ce79" table:number-columns-repeated="7"/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ns41:value-type="float" table:style-name="TL Metadata" office:value="8260" office:value-type="float">
            <text:p>8260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61" office:value-type="float">
            <text:p>8261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62" office:value-type="float">
            <text:p>8262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63" office:value-type="float">
            <text:p>8263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64" office:value-type="float">
            <text:p>8264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65" office:value-type="float">
            <text:p>8265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66" office:value-type="float">
            <text:p>8266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67" office:value-type="float">
            <text:p>8267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68" office:value-type="float">
            <text:p>8268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69" office:value-type="float">
            <text:p>8269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70" office:value-type="float">
            <text:p>8270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71" office:value-type="float">
            <text:p>8271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72" office:value-type="float">
            <text:p>8272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73" office:value-type="float">
            <text:p>8273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74" office:value-type="float">
            <text:p>8274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75" office:value-type="float">
            <text:p>8275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76" office:value-type="float">
            <text:p>8276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77" office:value-type="float">
            <text:p>8277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78" office:value-type="float">
            <text:p>8278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79" office:value-type="float">
            <text:p>8279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80" office:value-type="float">
            <text:p>8280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81" office:value-type="float">
            <text:p>8281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82" office:value-type="float">
            <text:p>8282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ns41:value-type="string" table:style-name="TL Metadata" office:value-type="string">
            <text:p>Noot 1: Hieronder drie bewoonde scheepsroev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83" office:value-type="float">
            <text:p>8283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84" office:value-type="float">
            <text:p>8284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85" office:value-type="float">
            <text:p>8285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86" office:value-type="float">
            <text:p>8286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87" office:value-type="float">
            <text:p>8287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88" office:value-type="float">
            <text:p>8288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89" office:value-type="float">
            <text:p>8289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ns41:value-type="string" table:style-name="TL Metadata" office:value-type="string">
            <text:p>Noot 2: Hieronder een en negentig hutten van zod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90" office:value-type="float">
            <text:p>8290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91" office:value-type="float">
            <text:p>8291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92" office:value-type="float">
            <text:p>8292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k10: 809 moet zijn 889</text:p>
          </table:table-cell>
          <table:table-cell table:number-columns-repeated="1018"/>
        </table:table-row>
        <table:table-row table:style-name="ro6">
          <table:table-cell ns41:value-type="float" table:style-name="TL Metadata" office:value="8293" office:value-type="float">
            <text:p>8293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k23: 3 moet zijn 30</text:p>
          </table:table-cell>
          <table:table-cell table:number-columns-repeated="1018"/>
        </table:table-row>
        <table:table-row table:style-name="ro6">
          <table:table-cell ns41:value-type="float" table:style-name="TL Metadata" office:value="8294" office:value-type="float">
            <text:p>8294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95" office:value-type="float">
            <text:p>8295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96" office:value-type="float">
            <text:p>8296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97" office:value-type="float">
            <text:p>8297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98" office:value-type="float">
            <text:p>8298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299" office:value-type="float">
            <text:p>8299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00" office:value-type="float">
            <text:p>8300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01" office:value-type="float">
            <text:p>8301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02" office:value-type="float">
            <text:p>8302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03" office:value-type="float">
            <text:p>8303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04" office:value-type="float">
            <text:p>8304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05" office:value-type="float">
            <text:p>8305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06" office:value-type="float">
            <text:p>8306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07" office:value-type="float">
            <text:p>8307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08" office:value-type="float">
            <text:p>8308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09" office:value-type="float">
            <text:p>8309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10" office:value-type="float">
            <text:p>8310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6003401001" office:value-type="float">
            <text:p>380236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11" office:value-type="float">
            <text:p>8311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7003601001" office:value-type="float">
            <text:p>380237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12" office:value-type="float">
            <text:p>8312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7003601001" office:value-type="float">
            <text:p>380237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13" office:value-type="float">
            <text:p>8313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7003601001" office:value-type="float">
            <text:p>380237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14" office:value-type="float">
            <text:p>8314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7003601001" office:value-type="float">
            <text:p>380237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15" office:value-type="float">
            <text:p>8315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7003601001" office:value-type="float">
            <text:p>380237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16" office:value-type="float">
            <text:p>8316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7003601001" office:value-type="float">
            <text:p>380237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17" office:value-type="float">
            <text:p>8317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7003601001" office:value-type="float">
            <text:p>380237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k10: 73512 moet zijn 73522</text:p>
          </table:table-cell>
          <table:table-cell table:number-columns-repeated="1018"/>
        </table:table-row>
        <table:table-row table:style-name="ro6">
          <table:table-cell ns41:value-type="float" table:style-name="TL Metadata" office:value="8318" office:value-type="float">
            <text:p>8318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7003702001" office:value-type="float">
            <text:p>3802370037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TL Metadata" office:value="8319" office:value-type="float">
            <text:p>8319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7003702001" office:value-type="float">
            <text:p>3802370037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/>
          <table:table-cell ns41:value-type="string" table:style-name="TL Metadata" office:value-type="string">
            <text:p>Kolom 4: de gedrukte bron geeft 436. Dit moet zijn 446. Zie de verbeteringen na het deel Groningen. Hier is het gegeven gecorrigeerd.</text:p>
          </table:table-cell>
          <table:table-cell table:number-columns-repeated="1017"/>
        </table:table-row>
        <table:table-row table:style-name="ro6">
          <table:table-cell ns41:value-type="float" table:style-name="TL Metadata" office:value="8320" office:value-type="float">
            <text:p>8320</text:p>
          </table:table-cell>
          <table:table-cell ns41:value-type="string" table:style-name="TL Metadata" office:value-type="string">
            <text:p>Gr-2edl</text:p>
          </table:table-cell>
          <table:table-cell ns41:value-type="float" table:style-name="TL Metadata" office:value="380237003702001" office:value-type="float">
            <text:p>3802370037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1:45</meta:creation-date>
    <dc:creator>Yamit</dc:creator>
    <dc:date>2004-12-16T15:46:31</dc:date>
    <meta:document-statistic meta:object-count="0" meta:cell-count="3155" meta:table-count="2"/>
    <meta:generator>ODFPY/1.3.0dev</meta:generator>
  </office:meta>
</office:document-meta>
</file>